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Sans" svg:font-family="'PT Sans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736in" fo:margin-left="0.0785in" fo:margin-top="0in" fo:margin-bottom="0in" table:align="left" style:writing-mode="lr-tb"/>
    </style:style>
    <style:style style:name="Table1.A" style:family="table-column">
      <style:table-column-properties style:column-width="2.7903in"/>
    </style:style>
    <style:style style:name="Table1.B" style:family="table-column">
      <style:table-column-properties style:column-width="4.5833in"/>
    </style:style>
    <style:style style:name="Table1.1" style:family="table-row">
      <style:table-row-properties style:min-row-height="0.190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2333in" fo:keep-together="auto"/>
    </style:style>
    <style:style style:name="Table1.B2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min-row-height="0.2021in" fo:keep-together="auto"/>
    </style:style>
    <style:style style:name="Table1.B3" style:family="table-cell">
      <style:table-cell-properties fo:padding-left="0.075in" fo:padding-right="0.075in" fo:padding-top="0in" fo:padding-bottom="0in" fo:border="0.5pt solid #000000"/>
    </style:style>
    <style:style style:name="Table1.4" style:family="table-row">
      <style:table-row-properties style:min-row-height="0.1854in" fo:keep-together="auto"/>
    </style:style>
    <style:style style:name="Table1.B4" style:family="table-cell">
      <style:table-cell-properties fo:padding-left="0.075in" fo:padding-right="0.075in" fo:padding-top="0in" fo:padding-bottom="0in" fo:border="0.5pt solid #000000"/>
    </style:style>
    <style:style style:name="Table1.B5" style:family="table-cell">
      <style:table-cell-properties fo:padding-left="0.075in" fo:padding-right="0.075in" fo:padding-top="0in" fo:padding-bottom="0in" fo:border="0.5pt solid #000000"/>
    </style:style>
    <style:style style:name="Table1.6" style:family="table-row">
      <style:table-row-properties style:min-row-height="0.2049in" fo:keep-together="auto"/>
    </style:style>
    <style:style style:name="Table1.B6" style:family="table-cell">
      <style:table-cell-properties fo:padding-left="0.075in" fo:padding-right="0.075in" fo:padding-top="0in" fo:padding-bottom="0in" fo:border="0.5pt solid #000000"/>
    </style:style>
    <style:style style:name="Table1.B7" style:family="table-cell">
      <style:table-cell-properties fo:padding-left="0.075in" fo:padding-right="0.075in" fo:padding-top="0in" fo:padding-bottom="0in" fo:border="0.5pt solid #000000"/>
    </style:style>
    <style:style style:name="Table1.B8" style:family="table-cell">
      <style:table-cell-properties fo:padding-left="0.075in" fo:padding-right="0.075in" fo:padding-top="0in" fo:padding-bottom="0in" fo:border="0.5pt solid #000000"/>
    </style:style>
    <style:style style:name="Table1.B9" style:family="table-cell">
      <style:table-cell-properties fo:padding-left="0.075in" fo:padding-right="0.075in" fo:padding-top="0in" fo:padding-bottom="0in" fo:border="0.5pt solid #000000"/>
    </style:style>
    <style:style style:name="Table1.B10" style:family="table-cell">
      <style:table-cell-properties fo:padding-left="0.075in" fo:padding-right="0.075in" fo:padding-top="0in" fo:padding-bottom="0in" fo:border="0.5pt solid #000000"/>
    </style:style>
    <style:style style:name="Table1.B11" style:family="table-cell">
      <style:table-cell-properties fo:padding-left="0.075in" fo:padding-right="0.075in" fo:padding-top="0in" fo:padding-bottom="0in" fo:border="0.5pt solid #000000"/>
    </style:style>
    <style:style style:name="Table1.B12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Body_20_A">
      <style:paragraph-properties fo:text-align="center" style:justify-single-word="false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2" style:family="paragraph" style:parent-style-name="Body_20_A">
      <style:paragraph-properties>
        <style:tab-stops>
          <style:tab-stop style:position="7.4862in" style:type="right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Body_20_A">
      <style:paragraph-properties>
        <style:tab-stops>
          <style:tab-stop style:position="7.4862in" style:type="right"/>
        </style:tab-stops>
      </style:paragraph-properties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5" style:family="paragraph" style:parent-style-name="Body_20_A">
      <style:text-properties style:font-name="Times New Roman" fo:font-size="8pt" style:font-name-asian="Times New Roman1" style:font-size-asian="8pt" style:font-name-complex="Times New Roman1" style:font-size-complex="8pt"/>
    </style:style>
    <style:style style:name="P6" style:family="paragraph" style:parent-style-name="Standard"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P7" style:family="paragraph" style:parent-style-name="Body_20_A">
      <style:paragraph-properties fo:text-align="center" style:justify-single-word="false"/>
      <style:text-properties style:font-name="Times New Roman" fo:font-size="8pt" fo:font-style="italic" fo:font-weight="normal" style:font-size-asian="8pt" style:font-style-asian="italic" style:font-weight-asian="normal" style:font-size-complex="16pt" style:font-style-complex="italic" style:font-weight-complex="normal"/>
    </style:style>
    <style:style style:name="P8" style:family="paragraph" style:parent-style-name="Body_20_A">
      <style:paragraph-properties fo:padding="0in" fo:border-left="none" fo:border-right="none" fo:border-top="none" fo:border-bottom="0.51pt solid #000000"/>
    </style:style>
    <style:style style:name="P9" style:family="paragraph" style:parent-style-name="Body_20_A">
      <style:paragraph-properties>
        <style:tab-stops>
          <style:tab-stop style:position="7.4862in" style:type="right"/>
        </style:tab-stops>
      </style:paragraph-properties>
    </style:style>
    <style:style style:name="P10" style:family="paragraph" style:parent-style-name="Body_20_A">
      <style:paragraph-properties>
        <style:tab-stops>
          <style:tab-stop style:position="7.4862in" style:type="right"/>
        </style:tab-stops>
      </style:paragraph-properties>
      <style:text-properties officeooo:paragraph-rsid="001871fe"/>
    </style:style>
    <style:style style:name="P11" style:family="paragraph" style:parent-style-name="Body_20_A">
      <style:paragraph-properties>
        <style:tab-stops>
          <style:tab-stop style:position="7.4862in" style:type="right"/>
        </style:tab-stops>
      </style:paragraph-properties>
      <style:text-properties officeooo:paragraph-rsid="001a6138"/>
    </style:style>
    <style:style style:name="P12" style:family="paragraph" style:parent-style-name="Body_20_A">
      <style:text-properties fo:font-size="6pt" style:font-size-asian="6pt" style:font-size-complex="6pt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fo:color="#000000" loext:opacity="100%"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orphans="0" fo:widows="0"/>
      <style:text-properties fo:color="#000000" loext:opacity="100%"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Body_20_A" style:master-page-name="Standard">
      <style:paragraph-properties fo:text-align="center" style:justify-single-word="false" style:page-number="1"/>
      <style:text-properties style:font-name="Times New Roman" fo:font-size="16pt" style:text-underline-style="none" fo:font-weight="bold" style:font-size-asian="16pt" style:font-weight-asian="bold" style:font-size-complex="16pt" style:font-weight-complex="bold"/>
    </style:style>
    <style:style style:name="P16" style:family="paragraph" style:parent-style-name="Body_20_A">
      <style:paragraph-properties>
        <style:tab-stops>
          <style:tab-stop style:position="7.4862in" style:type="right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7" style:family="paragraph" style:parent-style-name="Body_20_A" style:list-style-name="WWNum2"/>
    <style:style style:name="P18" style:family="paragraph" style:parent-style-name="Body_20_A">
      <style:paragraph-properties fo:padding="0in" fo:border-left="none" fo:border-right="none" fo:border-top="none" fo:border-bottom="0.51pt solid #000000"/>
    </style:style>
    <style:style style:name="P19" style:family="paragraph" style:parent-style-name="Body_20_A">
      <style:paragraph-properties fo:padding="0in" fo:border-left="none" fo:border-right="none" fo:border-top="none" fo:border-bottom="0.51pt solid #000000"/>
      <style:text-properties officeooo:paragraph-rsid="0024e3de"/>
    </style:style>
    <style:style style:name="P20" style:family="paragraph" style:parent-style-name="List_20_Paragraph" style:list-style-name="WWNum1">
      <style:paragraph-properties fo:margin-left="0.3126in" fo:margin-right="0in" fo:text-indent="-0.25in" style:auto-text-indent="false"/>
    </style:style>
    <style:style style:name="P21" style:family="paragraph" style:parent-style-name="List_20_Paragraph" style:list-style-name="WWNum1">
      <style:paragraph-properties fo:margin-left="0.3126in" fo:margin-right="0in" fo:text-indent="-0.25in" style:auto-text-indent="false">
        <style:tab-stops>
          <style:tab-stop style:position="7.4862in" style:type="right"/>
        </style:tab-stops>
      </style:paragraph-properties>
      <style:text-properties officeooo:paragraph-rsid="001a6138"/>
    </style:style>
    <style:style style:name="P22" style:family="paragraph" style:parent-style-name="List_20_Paragraph" style:list-style-name="WWNum1">
      <style:paragraph-properties fo:margin-left="0.3126in" fo:margin-right="0in" fo:text-indent="-0.25in" style:auto-text-indent="false">
        <style:tab-stops>
          <style:tab-stop style:position="7.4862in" style:type="right"/>
        </style:tab-stops>
      </style:paragraph-properties>
      <style:text-properties officeooo:paragraph-rsid="001af804"/>
    </style:style>
    <style:style style:name="P23" style:family="paragraph" style:parent-style-name="List_20_Paragraph" style:list-style-name="WWNum1">
      <style:paragraph-properties fo:margin-left="0.3126in" fo:margin-right="0in" fo:text-indent="-0.25in" style:auto-text-indent="false">
        <style:tab-stops>
          <style:tab-stop style:position="7.4862in" style:type="right"/>
        </style:tab-stops>
      </style:paragraph-properties>
      <style:text-properties officeooo:paragraph-rsid="001cf08c"/>
    </style:style>
    <style:style style:name="P24" style:family="paragraph" style:parent-style-name="List_20_Paragraph" style:list-style-name="WWNum1">
      <style:paragraph-properties fo:margin-left="0.3126in" fo:margin-right="0in" fo:text-indent="-0.25in" style:auto-text-indent="false">
        <style:tab-stops>
          <style:tab-stop style:position="7.4862in" style:type="right"/>
        </style:tab-stops>
      </style:paragraph-properties>
    </style:style>
    <style:style style:name="P25" style:family="paragraph" style:parent-style-name="List_20_Paragraph" style:list-style-name="WWNum1">
      <style:paragraph-properties fo:margin-left="0.3126in" fo:margin-right="0in" fo:text-indent="-0.25in" style:auto-text-indent="false">
        <style:tab-stops>
          <style:tab-stop style:position="7.4862in" style:type="right"/>
        </style:tab-stops>
      </style:paragraph-properties>
      <style:text-properties officeooo:paragraph-rsid="001871fe"/>
    </style:style>
    <style:style style:name="P26" style:family="paragraph" style:parent-style-name="List_20_Paragraph">
      <style:paragraph-properties fo:margin-left="0in" fo:margin-right="0in" fo:text-indent="0in" style:auto-text-indent="false"/>
      <style:text-properties style:font-name="Times New Roman" fo:font-size="8pt" fo:font-weight="bold" officeooo:paragraph-rsid="0024e3de" style:font-name-asian="Times New Roman1" style:font-size-asian="8pt" style:font-weight-asian="bold" style:font-name-complex="Times New Roman1" style:font-size-complex="8pt" style:font-weight-complex="bold"/>
    </style:style>
    <style:style style:name="P27" style:family="paragraph" style:parent-style-name="Standard" style:list-style-name="WWNum1">
      <loext:graphic-properties draw:fill="solid" draw:fill-color="#ffffff"/>
      <style:paragraph-properties fo:background-color="#ffffff"/>
    </style:style>
    <style:style style:name="T1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2" style:family="text"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T3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4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Times New Roman" fo:font-size="11pt" fo:font-weight="bold" officeooo:rsid="001871fe" style:font-size-asian="11pt" style:font-weight-asian="bold" style:font-size-complex="11pt" style:font-weight-complex="bold"/>
    </style:style>
    <style:style style:name="T6" style:family="text">
      <style:text-properties style:font-name="Times New Roman" fo:font-size="11pt" fo:font-weight="bold" officeooo:rsid="001a6138" style:font-size-asian="11pt" style:font-weight-asian="bold" style:font-size-complex="11pt" style:font-weight-complex="bold"/>
    </style:style>
    <style:style style:name="T7" style:family="text">
      <style:text-properties style:font-name="Times New Roman" fo:font-size="11pt" fo:font-weight="bold" officeooo:rsid="001af804" style:font-size-asian="11pt" style:font-weight-asian="bold" style:font-size-complex="11pt" style:font-weight-complex="bold"/>
    </style:style>
    <style:style style:name="T8" style:family="text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9" style:family="text">
      <style:text-properties style:font-name="Times New Roman" fo:font-size="11pt" style:font-size-asian="11pt" style:font-size-complex="11pt"/>
    </style:style>
    <style:style style:name="T10" style:family="text">
      <style:text-properties style:font-name="Times New Roman" fo:font-size="11pt" fo:language="en" fo:country="US" style:font-size-asian="11pt" style:font-size-complex="11pt"/>
    </style:style>
    <style:style style:name="T11" style:family="text">
      <style:text-properties style:font-name="Times New Roman" fo:font-size="11pt" fo:language="de" fo:country="DE" fo:font-weight="bold" style:font-size-asian="11pt" style:font-weight-asian="bold" style:font-size-complex="11pt" style:font-weight-complex="bold"/>
    </style:style>
    <style:style style:name="T12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Times New Roman" fo:font-size="11pt" fo:font-weight="normal" officeooo:rsid="001871fe" style:font-size-asian="11pt" style:font-weight-asian="normal" style:font-size-complex="11pt" style:font-weight-complex="normal"/>
    </style:style>
    <style:style style:name="T14" style:family="text">
      <style:text-properties style:font-name="Times New Roman" fo:font-size="11pt" fo:font-weight="normal" officeooo:rsid="001a6138" style:font-size-asian="11pt" style:font-weight-asian="normal" style:font-size-complex="11pt" style:font-weight-complex="normal"/>
    </style:style>
    <style:style style:name="T15" style:family="text">
      <style:text-properties style:font-name="Times New Roman" fo:font-size="11pt" fo:font-weight="normal" officeooo:rsid="001af804" style:font-size-asian="11pt" style:font-weight-asian="normal" style:font-size-complex="11pt" style:font-weight-complex="normal"/>
    </style:style>
    <style:style style:name="T16" style:family="text">
      <style:text-properties style:font-name="Times New Roman" fo:font-size="11pt" fo:font-weight="normal" officeooo:rsid="0021d677" style:font-size-asian="11pt" style:font-weight-asian="normal" style:font-size-complex="11pt" style:font-weight-complex="normal"/>
    </style:style>
    <style:style style:name="T17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Times New Roman" fo:font-size="10pt" fo:font-weight="normal" officeooo:rsid="001871fe" style:font-size-asian="10pt" style:font-weight-asian="normal" style:font-size-complex="10pt" style:font-weight-complex="normal"/>
    </style:style>
    <style:style style:name="T19" style:family="text">
      <style:text-properties style:font-name="Times New Roman" fo:font-size="10pt" fo:font-weight="normal" officeooo:rsid="001a6138" style:font-size-asian="10pt" style:font-weight-asian="normal" style:font-size-complex="10pt" style:font-weight-complex="normal"/>
    </style:style>
    <style:style style:name="T20" style:family="text">
      <style:text-properties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1" style:family="text">
      <style:text-properties style:font-name="Times New Roman" fo:font-size="10pt" fo:font-weight="normal" officeooo:rsid="001a6138" style:font-name-asian="Times New Roman1" style:font-size-asian="10pt" style:font-weight-asian="normal" style:font-name-complex="Times New Roman1" style:font-size-complex="10pt" style:font-weight-complex="normal"/>
    </style:style>
    <style:style style:name="T2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Times New Roman" fo:font-size="10pt" fo:font-weight="bold" officeooo:rsid="001a6138" style:font-size-asian="10pt" style:font-weight-asian="bold" style:font-size-complex="10pt" style:font-weight-complex="bold"/>
    </style:style>
    <style:style style:name="T24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5" style:family="text">
      <style:text-properties style:font-name="Times New Roman" fo:font-size="10pt" style:font-size-asian="10pt" style:font-size-complex="10pt"/>
    </style:style>
    <style:style style:name="T26" style:family="text">
      <style:text-properties style:font-name="Times New Roman" fo:font-size="10pt" fo:language="en" fo:country="US" fo:font-weight="bold" style:font-size-asian="10pt" style:font-weight-asian="bold" style:font-size-complex="10pt" style:font-weight-complex="bold"/>
    </style:style>
    <style:style style:name="T27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8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1pt" style:font-weight-complex="bold"/>
    </style:style>
    <style:style style:name="T29" style:family="text">
      <style:text-properties fo:font-size="11pt" fo:font-weight="bold" style:font-size-asian="11pt" style:font-weight-asian="bold" style:font-size-complex="11pt" style:font-weight-complex="bold"/>
    </style:style>
    <style:style style:name="T30" style:family="text">
      <style:text-properties fo:font-size="11pt" fo:font-weight="bold" officeooo:rsid="00193677" style:font-size-asian="11pt" style:font-weight-asian="bold" style:font-size-complex="11pt" style:font-weight-complex="bold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11pt" fo:font-weight="normal" style:font-size-asian="11pt" style:font-weight-asian="normal" style:font-size-complex="11pt" style:font-weight-complex="normal"/>
    </style:style>
    <style:style style:name="T33" style:family="text">
      <style:text-properties fo:font-size="11pt" fo:font-weight="normal" officeooo:rsid="00193677" style:font-size-asian="11pt" style:font-weight-asian="normal" style:font-size-complex="11pt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1936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heikh Syful Islam</text:p>
      <text:p text:style-name="P7">Email: <text:span text:style-name="T35">SheikhSyful.Islam@cognizant.com</text:span> <text:s/>| Phone: +1 718-753-8117</text:p>
      <text:p text:style-name="P1"><text:span text:style-name="None"><text:span text:style-name="T3"/></text:span></text:p>
      <text:p text:style-name="P8"><text:span text:style-name="None"><text:span text:style-name="T4">SUMMARY </text:span></text:span></text:p>
      <text:list xml:id="list4125265002" text:style-name="WWNum1">
        <text:list-item>
          <text:p text:style-name="P27"><text:span text:style-name="None"><text:span text:style-name="T29">As a QA Engineer</text:span></text:span><text:span text:style-name="None"><text:span text:style-name="T31"> with an</text:span></text:span><text:span text:style-name="None"><text:span text:style-name="T29"> experience of 6+ years</text:span></text:span><text:span text:style-name="None"><text:span text:style-name="T31"> in Software Testing Life Cycle (</text:span></text:span><text:span text:style-name="None"><text:span text:style-name="T29">STLC</text:span></text:span><text:span text:style-name="None"><text:span text:style-name="T31">). Open and clear communicator with good multitasking skills, organized nature, and strong attention to details. I have working experience in </text:span></text:span><text:span text:style-name="None"><text:span text:style-name="T29">Web Testing, API Testing with Manual and Automation.</text:span></text:span></text:p>
        </text:list-item>
        <text:list-item>
          <text:p text:style-name="P27"><text:span text:style-name="None"><text:span text:style-name="T32">Strong knowledge in implementing </text:span></text:span><text:span text:style-name="None"><text:span text:style-name="T29">Agile</text:span></text:span><text:span text:style-name="None"><text:span text:style-name="T32"> (Sprint/Scrum) Methodology by analyzing requirement specifications. </text:span></text:span></text:p>
        </text:list-item>
        <text:list-item>
          <text:p text:style-name="P27"><text:span text:style-name="None"><text:span text:style-name="T32">Experience in developing </text:span></text:span><text:span text:style-name="None"><text:span text:style-name="T29">test plan, test scenarios, test cases, test data, test matrices, test automation script, test reports</text:span></text:span><text:span text:style-name="None"><text:span text:style-name="T32"> for </text:span></text:span><text:span text:style-name="None"><text:span text:style-name="T29">Web Application</text:span></text:span><text:span text:style-name="None"><text:span text:style-name="T32"> and </text:span></text:span><text:span text:style-name="None"><text:span text:style-name="T29">API</text:span></text:span><text:span text:style-name="None"><text:span text:style-name="T32">. </text:span></text:span></text:p>
        </text:list-item>
        <text:list-item>
          <text:p text:style-name="P27"><text:span text:style-name="None"><text:span text:style-name="T32">Strong knowledge in </text:span></text:span><text:span text:style-name="None"><text:span text:style-name="T29">API testing</text:span></text:span><text:span text:style-name="None"><text:span text:style-name="T32"> using </text:span></text:span><text:span text:style-name="None"><text:span text:style-name="T29">Postman</text:span></text:span><text:span text:style-name="None"><text:span text:style-name="T32"> to manually execute and validate API test cases and automate the process by </text:span></text:span><text:span text:style-name="None"><text:span text:style-name="T29">creating automation script</text:span></text:span><text:span text:style-name="None"><text:span text:style-name="T32"> using Javascript inside Postman sandbox.</text:span></text:span></text:p>
        </text:list-item>
        <text:list-item>
          <text:p text:style-name="P27"><text:span text:style-name="None"><text:span text:style-name="T32">Experience in developing automation test script for </text:span></text:span><text:span text:style-name="None"><text:span text:style-name="T29">API testing</text:span></text:span><text:span text:style-name="None"><text:span text:style-name="T32"> using </text:span></text:span><text:span text:style-name="None"><text:span text:style-name="T29">Java with RestAssured.</text:span></text:span></text:p>
        </text:list-item>
        <text:list-item>
          <text:p text:style-name="P27"><text:span text:style-name="None"><text:span text:style-name="T32">Worked on customized</text:span></text:span><text:span text:style-name="None"><text:span text:style-name="T29"> Hybrid framework, Data Driven &amp; Page Object Model</text:span></text:span><text:span text:style-name="None"><text:span text:style-name="T32"> to make maintenance process easier and achieve efficiency, re-usability and accuracy across the applications.</text:span></text:span></text:p>
        </text:list-item>
        <text:list-item>
          <text:p text:style-name="P27"><text:span text:style-name="None"><text:span text:style-name="T32">Proficient in using </text:span></text:span><text:span text:style-name="None"><text:span text:style-name="T29">test automation tools</text:span></text:span><text:span text:style-name="None"><text:span text:style-name="T32"> such as </text:span></text:span><text:span text:style-name="None"><text:span text:style-name="T29">Selenium WebDriver/Grid, Cypress, Cucumber, TestNG</text:span></text:span><text:span text:style-name="None"><text:span text:style-name="T32"> to develop automation testing scripts in </text:span></text:span><text:span text:style-name="None"><text:span text:style-name="T29">Java, Javascript</text:span></text:span><text:span text:style-name="None"><text:span text:style-name="T32"> for web based applications.</text:span></text:span></text:p>
        </text:list-item>
        <text:list-item>
          <text:p text:style-name="P27"><text:span text:style-name="None"><text:span text:style-name="T32">Experience with </text:span></text:span><text:span text:style-name="None"><text:span text:style-name="T29">Cross-Browser</text:span></text:span><text:span text:style-name="None"><text:span text:style-name="T32"> and </text:span></text:span><text:span text:style-name="None"><text:span text:style-name="T29">Compatibility Testing</text:span></text:span><text:span text:style-name="None"><text:span text:style-name="T32"> to test whether the web applications are working as desired in different browsers and environments.</text:span></text:span></text:p>
        </text:list-item>
        <text:list-item>
          <text:p text:style-name="P27"><text:span text:style-name="None"><text:span text:style-name="T32">Experience in configuring and executing automation script </text:span></text:span><text:span text:style-name="None"><text:span text:style-name="T33">in</text:span></text:span><text:span text:style-name="None"><text:span text:style-name="T32"> various cloud services such as </text:span></text:span><text:span text:style-name="None"><text:span text:style-name="T29">SauceLabs</text:span></text:span><text:span text:style-name="None"><text:span text:style-name="T32"> and </text:span></text:span><text:span text:style-name="None"><text:span text:style-name="T29">BrowserStack</text:span></text:span><text:span text:style-name="None"><text:span text:style-name="T32">.</text:span></text:span></text:p>
        </text:list-item>
        <text:list-item>
          <text:p text:style-name="P27"><text:span text:style-name="None"><text:span text:style-name="T32">Working experience with </text:span></text:span><text:span text:style-name="None"><text:span text:style-name="T33">JIRA </text:span></text:span><text:span text:style-name="None"><text:span text:style-name="T30">Zephyr</text:span></text:span><text:span text:style-name="None"><text:span text:style-name="T32"> to manage test cases.</text:span></text:span></text:p>
        </text:list-item>
        <text:list-item>
          <text:p text:style-name="P27"><text:span text:style-name="None"><text:span text:style-name="T32">Productively involved in </text:span></text:span><text:span text:style-name="None"><text:span text:style-name="T29">Defects logging</text:span></text:span><text:span text:style-name="None"><text:span text:style-name="T32"> and managing </text:span></text:span><text:span text:style-name="None"><text:span text:style-name="T29">Defect Life Cycles</text:span></text:span><text:span text:style-name="None"><text:span text:style-name="T32"> using </text:span></text:span><text:span text:style-name="None"><text:span text:style-name="T29">JIRA</text:span></text:span><text:span text:style-name="None"><text:span text:style-name="T32">, also Segregated defects based on the hierarchy of the effects on the test scripts using </text:span></text:span><text:span text:style-name="None"><text:span text:style-name="T29">Log4j</text:span></text:span><text:span text:style-name="None"><text:span text:style-name="T32">.</text:span></text:span></text:p>
        </text:list-item>
        <text:list-item>
          <text:p text:style-name="P27"><text:span text:style-name="None"><text:span text:style-name="T32">Work experience in integrating test automation scripts on Continuous Integration tools </text:span></text:span><text:span text:style-name="None"><text:span text:style-name="T29">Jenkins</text:span></text:span><text:span text:style-name="None"><text:span text:style-name="T32">.</text:span></text:span></text:p>
        </text:list-item>
        <text:list-item>
          <text:p text:style-name="P27"><text:span text:style-name="None"><text:span text:style-name="T32">Maintained the automation code and resources in source controls like </text:span></text:span><text:span text:style-name="None"><text:span text:style-name="T29">GIT</text:span></text:span><text:span text:style-name="None"><text:span text:style-name="T32"> over the time for improvements and new features.</text:span></text:span></text:p>
        </text:list-item>
        <text:list-item>
          <text:p text:style-name="P27">Extensively used <text:span text:style-name="T34">SQL</text:span> queries for <text:span text:style-name="T34">Back-End Database testing</text:span>.</text:p>
        </text:list-item>
        <text:list-item>
          <text:p text:style-name="P27">Experience in <text:span text:style-name="T34">Backend, Black Box, Regression, Smoke and Integration testing</text:span> for functionality and structural flow of an application.</text:p>
        </text:list-item>
        <text:list-item>
          <text:p text:style-name="P27">Sound knowledge in developing <text:span text:style-name="T34">automation test strategy, automation framework</text:span> for Web Application and API.</text:p>
        </text:list-item>
        <text:list-item>
          <text:p text:style-name="P20"><text:span text:style-name="None"><text:span text:style-name="T9">Working Experience with various platform such as </text:span></text:span><text:span text:style-name="None"><text:span text:style-name="T4">Windows, Mac, Linux</text:span></text:span><text:span text:style-name="None"><text:span text:style-name="T9">. </text:span></text:span></text:p>
        </text:list-item>
        <text:list-item>
          <text:p text:style-name="P20"><text:span text:style-name="None"><text:span text:style-name="T9">Sound knowledge to create </text:span></text:span><text:span text:style-name="None"><text:span text:style-name="T4">Bash Scripting</text:span></text:span><text:span text:style-name="None"><text:span text:style-name="T9"> to ease the process to integrate automation scripts with CI/CD tools.</text:span></text:span></text:p>
        </text:list-item>
      </text:list>
      <text:p text:style-name="P26"><text:span text:style-name="None"><text:line-break/></text:span></text:p>
      <text:p text:style-name="P19"><text:span text:style-name="None"><text:span text:style-name="T4">TECHNICAL SKILLS</text:span></text:span></text:p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Programming Languages</text:p>
          </table:table-cell>
          <table:table-cell table:style-name="Table1.B1" office:value-type="string">
            <text:p text:style-name="P14">Java, Javascript, <text:span text:style-name="T35">Ruby, </text:span>Gherkin, SQL</text:p>
          </table:table-cell>
        </table:table-row>
        <table:table-row table:style-name="Table1.2">
          <table:table-cell table:style-name="Table1.A1" office:value-type="string">
            <text:p text:style-name="P13">Markup Languages</text:p>
          </table:table-cell>
          <table:table-cell table:style-name="Table1.B2" office:value-type="string">
            <text:p text:style-name="P14">HTML 5, CSS 3</text:p>
          </table:table-cell>
        </table:table-row>
        <table:table-row table:style-name="Table1.3">
          <table:table-cell table:style-name="Table1.A1" office:value-type="string">
            <text:p text:style-name="P13">Test Tools</text:p>
          </table:table-cell>
          <table:table-cell table:style-name="Table1.B3" office:value-type="string">
            <text:p text:style-name="P14">Postman, RestAssured, Selenium WebDriver, Selenium Grid/SauceLabs, JUnit, TestNG, Cucumber, Cypress</text:p>
          </table:table-cell>
        </table:table-row>
        <table:table-row table:style-name="Table1.4">
          <table:table-cell table:style-name="Table1.A1" office:value-type="string">
            <text:p text:style-name="P13">Testing Frameworks</text:p>
          </table:table-cell>
          <table:table-cell table:style-name="Table1.B4" office:value-type="string">
            <text:p text:style-name="P14">Hybrid, Data Driven, POM/Page Factory</text:p>
          </table:table-cell>
        </table:table-row>
        <table:table-row table:style-name="Table1.1">
          <table:table-cell table:style-name="Table1.A1" office:value-type="string">
            <text:p text:style-name="P13">Test build and Integrated Tools</text:p>
          </table:table-cell>
          <table:table-cell table:style-name="Table1.B5" office:value-type="string">
            <text:p text:style-name="P14">Git, Maven, Jenkins</text:p>
          </table:table-cell>
        </table:table-row>
        <table:table-row table:style-name="Table1.6">
          <table:table-cell table:style-name="Table1.A1" office:value-type="string">
            <text:p text:style-name="P13">Defect tracking, project management and Test Management tools</text:p>
          </table:table-cell>
          <table:table-cell table:style-name="Table1.B6" office:value-type="string">
            <text:p text:style-name="P14">JIRA <text:span text:style-name="T35">Zephyr</text:span></text:p>
          </table:table-cell>
        </table:table-row>
        <table:table-row table:style-name="Table1.1">
          <table:table-cell table:style-name="Table1.A1" office:value-type="string">
            <text:p text:style-name="P13">Database tools</text:p>
          </table:table-cell>
          <table:table-cell table:style-name="Table1.B7" office:value-type="string">
            <text:p text:style-name="P14">MySQL</text:p>
          </table:table-cell>
        </table:table-row>
        <table:table-row table:style-name="Table1.1">
          <table:table-cell table:style-name="Table1.A1" office:value-type="string">
            <text:p text:style-name="P13">Utilities</text:p>
          </table:table-cell>
          <table:table-cell table:style-name="Table1.B8" office:value-type="string">
            <text:p text:style-name="P14">Eclipse IDE, intelliJ IDE, VS Code, Firebug, Fire Path</text:p>
          </table:table-cell>
        </table:table-row>
        <table:table-row table:style-name="Table1.1">
          <table:table-cell table:style-name="Table1.A1" office:value-type="string">
            <text:p text:style-name="P13">Reporting tool</text:p>
          </table:table-cell>
          <table:table-cell table:style-name="Table1.B9" office:value-type="string">
            <text:p text:style-name="P14">Extent Report, Cucumber Report, Log4j</text:p>
          </table:table-cell>
        </table:table-row>
        <table:table-row table:style-name="Table1.1">
          <table:table-cell table:style-name="Table1.A1" office:value-type="string">
            <text:p text:style-name="P13">Project Methodologies </text:p>
          </table:table-cell>
          <table:table-cell table:style-name="Table1.B10" office:value-type="string">
            <text:p text:style-name="P14">Agile,Scrum/ Waterfall</text:p>
          </table:table-cell>
        </table:table-row>
        <table:table-row table:style-name="Table1.1">
          <table:table-cell table:style-name="Table1.A1" office:value-type="string">
            <text:p text:style-name="P13">Scripting Languages</text:p>
          </table:table-cell>
          <table:table-cell table:style-name="Table1.B11" office:value-type="string">
            <text:p text:style-name="P14">Bash</text:p>
          </table:table-cell>
        </table:table-row>
        <table:table-row table:style-name="Table1.2">
          <table:table-cell table:style-name="Table1.A1" office:value-type="string">
            <text:p text:style-name="P13">Platform Compatibility</text:p>
          </table:table-cell>
          <table:table-cell table:style-name="Table1.B12" office:value-type="string">
            <text:p text:style-name="P14">Windows, Mac, Linux</text:p>
          </table:table-cell>
        </table:table-row>
      </table:table>
      <text:p text:style-name="P6"><text:span text:style-name="None"><text:span text:style-name="T2"/></text:span></text:p>
      <text:p text:style-name="P8"><text:soft-page-break/><text:span text:style-name="None"><text:span text:style-name="T11">RELEVANT EXPERIENCE </text:span></text:span></text:p>
      <text:p text:style-name="P2"/>
      <text:p text:style-name="P11"><text:span text:style-name="None"><text:span text:style-name="T4">Cognizant<text:tab/></text:span></text:span></text:p>
      <text:p text:style-name="P11"><text:span text:style-name="None"><text:span text:style-name="T19">Sr. Test Analyst</text:span></text:span><text:span text:style-name="None"><text:span text:style-name="T17"> </text:span></text:span><text:span text:style-name="None"><text:span text:style-name="T18">| </text:span></text:span><text:span text:style-name="None"><text:span text:style-name="T17">Sr. QA Automation Engineer | client:</text:span></text:span><text:span text:style-name="None"><text:span text:style-name="T22"> </text:span></text:span><text:span text:style-name="None"><text:span text:style-name="T23">Nationwide</text:span></text:span><text:span text:style-name="None"><text:span text:style-name="T22"> </text:span></text:span><text:span text:style-name="None"><text:span text:style-name="T24"><text:tab/></text:span></text:span><text:span text:style-name="None"><text:span text:style-name="T21">July</text:span></text:span><text:span text:style-name="None"><text:span text:style-name="T17"> 202</text:span></text:span><text:span text:style-name="None"><text:span text:style-name="T19">3</text:span></text:span><text:span text:style-name="None"><text:span text:style-name="T17"> – </text:span></text:span><text:span text:style-name="None"><text:span text:style-name="T19">Present</text:span></text:span></text:p>
      <text:list xml:id="list151251613132935" text:continue-numbering="true" text:style-name="WWNum1">
        <text:list-item>
          <text:p text:style-name="P21"><text:span text:style-name="None"><text:span text:style-name="T12">Develop </text:span></text:span><text:span text:style-name="None"><text:span text:style-name="T4">Test Scenarios, Test Cases, Test Data, Test Procedures, Test Reports</text:span></text:span><text:span text:style-name="None"><text:span text:style-name="T12"> based on Acceptance criteria and Wireframe.</text:span></text:span></text:p>
        </text:list-item>
        <text:list-item>
          <text:p text:style-name="P21"><text:span text:style-name="None"><text:span text:style-name="T14">Monitor Regression using </text:span></text:span><text:span text:style-name="None"><text:span text:style-name="T6">Jenkins</text:span></text:span><text:span text:style-name="None"><text:span text:style-name="T12">.</text:span></text:span></text:p>
        </text:list-item>
        <text:list-item>
          <text:p text:style-name="P21"><text:span text:style-name="None"><text:span text:style-name="T14">Analyze </text:span></text:span><text:span text:style-name="None"><text:span text:style-name="T16">test </text:span></text:span><text:span text:style-name="None"><text:span text:style-name="T14">automation script (Ruby, selenium, cucumber) for Regression Failure and report to the team in daily basis. </text:span></text:span></text:p>
        </text:list-item>
        <text:list-item>
          <text:p text:style-name="P21"><text:span text:style-name="None"><text:span text:style-name="T12">Ensure appropriate </text:span></text:span><text:span text:style-name="None"><text:span text:style-name="T4">review and Sign off for the test case design, test execution</text:span></text:span><text:span text:style-name="None"><text:span text:style-name="T12"> with stakeholders. </text:span></text:span></text:p>
        </text:list-item>
        <text:list-item>
          <text:p text:style-name="P21"><text:span text:style-name="None"><text:span text:style-name="T14">Involved in</text:span></text:span><text:span text:style-name="None"><text:span text:style-name="T12"> </text:span></text:span><text:span text:style-name="None"><text:span text:style-name="T4">test plan </text:span></text:span><text:span text:style-name="None"><text:span text:style-name="T14">activities</text:span></text:span><text:span text:style-name="None"><text:span text:style-name="T12">.</text:span></text:span></text:p>
        </text:list-item>
        <text:list-item>
          <text:p text:style-name="P22"><text:span text:style-name="None"><text:span text:style-name="T12">Participated in technical </text:span></text:span><text:span text:style-name="None"><text:span text:style-name="T4">status review</text:span></text:span><text:span text:style-name="None"><text:span text:style-name="T12">, </text:span></text:span><text:span text:style-name="None"><text:span text:style-name="T4">release</text:span></text:span><text:span text:style-name="None"><text:span text:style-name="T12"> and </text:span></text:span><text:span text:style-name="None"><text:span text:style-name="T4">production meetings</text:span></text:span><text:span text:style-name="None"><text:span text:style-name="T12">.</text:span></text:span></text:p>
        </text:list-item>
        <text:list-item>
          <text:p text:style-name="P22"><text:span text:style-name="None"><text:span text:style-name="T15">Involved in </text:span></text:span><text:span text:style-name="None"><text:span text:style-name="T7">Production release plan and validation.</text:span></text:span></text:p>
        </text:list-item>
        <text:list-item>
          <text:p text:style-name="P23"><text:span text:style-name="None"><text:span text:style-name="T15">Worked on </text:span></text:span><text:span text:style-name="None"><text:span text:style-name="T7">agile</text:span></text:span><text:span text:style-name="None"><text:span text:style-name="T15"> methodology and attended all meeting.</text:span></text:span></text:p>
        </text:list-item>
      </text:list>
      <text:p text:style-name="P9"><text:span text:style-name="None"><text:span text:style-name="T4"/></text:span></text:p>
      <text:p text:style-name="P9"><text:span text:style-name="None"><text:span text:style-name="T4">Cognizant<text:tab/></text:span></text:span></text:p>
      <text:p text:style-name="P10"><text:span text:style-name="None"><text:span text:style-name="T17">Test Lead </text:span></text:span><text:span text:style-name="None"><text:span text:style-name="T18">| </text:span></text:span><text:span text:style-name="None"><text:span text:style-name="T17">Sr. QA Automation Engineer | client:</text:span></text:span><text:span text:style-name="None"><text:span text:style-name="T22"> Lineage Logistics </text:span></text:span><text:span text:style-name="None"><text:span text:style-name="T24"><text:tab/></text:span></text:span><text:span text:style-name="None"><text:span text:style-name="T20">March</text:span></text:span><text:span text:style-name="None"><text:span text:style-name="T17"> 2022 – </text:span></text:span><text:span text:style-name="None"><text:span text:style-name="T19">July 2023</text:span></text:span></text:p>
      <text:list xml:id="list151253012600475" text:continue-numbering="true" text:style-name="WWNum1">
        <text:list-item>
          <text:p text:style-name="P24"><text:span text:style-name="None"><text:span text:style-name="T4">Lead the QA members</text:span></text:span><text:span text:style-name="None"><text:span text:style-name="T12"> and ensure the tasks assigned to them are delivered on time.</text:span></text:span></text:p>
        </text:list-item>
        <text:list-item>
          <text:p text:style-name="P24"><text:span text:style-name="None"><text:span text:style-name="T12">Provide status </text:span></text:span><text:span text:style-name="None"><text:span text:style-name="T4">report to the management</text:span></text:span><text:span text:style-name="None"><text:span text:style-name="T12"> in Daily/Weekly basis.</text:span></text:span></text:p>
        </text:list-item>
        <text:list-item>
          <text:p text:style-name="P25"><text:span text:style-name="None"><text:span text:style-name="T12">Majorly involved in </text:span></text:span><text:span text:style-name="None"><text:span text:style-name="T4">developing automation scripts</text:span></text:span><text:span text:style-name="None"><text:span text:style-name="T12"> for Web Application </text:span></text:span><text:span text:style-name="None"><text:span text:style-name="T13">using</text:span></text:span><text:span text:style-name="None"><text:span text:style-name="T5"> Cypress.</text:span></text:span></text:p>
        </text:list-item>
        <text:list-item>
          <text:p text:style-name="P24"><text:span text:style-name="None"><text:span text:style-name="T12">Ensure appropriate </text:span></text:span><text:span text:style-name="None"><text:span text:style-name="T4">review and Sign off for the test case design, scripts, test execution</text:span></text:span><text:span text:style-name="None"><text:span text:style-name="T12"> with stakeholders. </text:span></text:span></text:p>
        </text:list-item>
        <text:list-item>
          <text:p text:style-name="P24"><text:span text:style-name="None"><text:span text:style-name="T12">Create/Review </text:span></text:span><text:span text:style-name="None"><text:span text:style-name="T4">test plan</text:span></text:span><text:span text:style-name="None"><text:span text:style-name="T12">.</text:span></text:span></text:p>
        </text:list-item>
        <text:list-item>
          <text:p text:style-name="P24"><text:span text:style-name="None"><text:span text:style-name="T12">Conduct goal setting, performance appraise.</text:span></text:span></text:p>
        </text:list-item>
        <text:list-item>
          <text:p text:style-name="P24"><text:span text:style-name="None"><text:span text:style-name="T4">Review all deliverables</text:span></text:span><text:span text:style-name="None"><text:span text:style-name="T12"> to ensure Test process protocols/ internal quality processes are meticulously followed in project.</text:span></text:span></text:p>
        </text:list-item>
        <text:list-item>
          <text:p text:style-name="P24"><text:span text:style-name="None"><text:span text:style-name="T12">Design </text:span></text:span><text:span text:style-name="None"><text:span text:style-name="T4">KT plan</text:span></text:span><text:span text:style-name="None"><text:span text:style-name="T12"> and provide training to the associates.</text:span></text:span></text:p>
        </text:list-item>
        <text:list-item>
          <text:p text:style-name="P24"><text:span text:style-name="None"><text:span text:style-name="T4">Support the Test Manager</text:span></text:span><text:span text:style-name="None"><text:span text:style-name="T12"> in performing high level impact analysis</text:span></text:span></text:p>
        </text:list-item>
      </text:list>
      <text:p text:style-name="P2"><text:span text:style-name="None"><text:span text:style-name="T4"/></text:span></text:p>
      <text:p text:style-name="P9"><text:span text:style-name="None"><text:span text:style-name="T4">BitTech Consulting Corp.<text:tab/></text:span></text:span></text:p>
      <text:p text:style-name="P9"><text:span text:style-name="None"><text:span text:style-name="T25">Sr. QA Automation Engineer </text:span></text:span><text:span text:style-name="None"><text:span text:style-name="T22">|</text:span></text:span><text:span text:style-name="None"><text:span text:style-name="T25"> client: G</text:span></text:span><text:span text:style-name="None"><text:span text:style-name="T26">uess Inc</text:span></text:span><text:span text:style-name="None"><text:span text:style-name="T22"> </text:span></text:span><text:span text:style-name="None"><text:span text:style-name="T27"><text:tab/>September</text:span></text:span><text:span text:style-name="None"><text:span text:style-name="T25"> 2019 – February 2022</text:span></text:span></text:p>
      <text:list xml:id="list151253173781795" text:continue-numbering="true" text:style-name="WWNum1">
        <text:list-item>
          <text:p text:style-name="P20"><text:span text:style-name="None"><text:span text:style-name="T9">Involvement in Sprint planning, Review Sessions, Scrum meetings, Demo, Retro in scrum project.</text:span></text:span></text:p>
        </text:list-item>
        <text:list-item>
          <text:p text:style-name="P20"><text:span text:style-name="None"><text:span text:style-name="T9">Develop </text:span></text:span><text:span text:style-name="None"><text:span text:style-name="T4">Test Scenarios, Test Cases, Test Data, Test Procedures, Test Reports</text:span></text:span><text:span text:style-name="None"><text:span text:style-name="T9"> based on Acceptance criteria and Wireframe.</text:span></text:span></text:p>
        </text:list-item>
        <text:list-item>
          <text:p text:style-name="P20"><text:span text:style-name="T9">Majorly involved in </text:span><text:span text:style-name="T4">developing automation scripts</text:span><text:span text:style-name="T9"> for </text:span><text:span text:style-name="T4">Web Application</text:span><text:span text:style-name="T9"> and </text:span><text:span text:style-name="T4">RESTfull web services</text:span><text:span text:style-name="T9"> using Java, Selenium, RestAssured, Postman.</text:span></text:p>
        </text:list-item>
        <text:list-item>
          <text:p text:style-name="P20"><text:span text:style-name="T4">Execute</text:span><text:span text:style-name="T9"> automation scripts in </text:span><text:span text:style-name="T4">SauceLabs</text:span><text:span text:style-name="T9"> platform for </text:span><text:span text:style-name="T4">cross-browsing</text:span><text:span text:style-name="T9"> and </text:span><text:span text:style-name="T4">cross-platform</text:span><text:span text:style-name="T9"> testing and automate this process using </text:span><text:span text:style-name="T4">Jenkins</text:span><text:span text:style-name="T9">.</text:span></text:p>
        </text:list-item>
        <text:list-item>
          <text:p text:style-name="P20"><text:span text:style-name="T4">Analyze</text:span><text:span text:style-name="T9"> the logs for </text:span><text:span text:style-name="T4">errors and exceptions</text:span><text:span text:style-name="T9"> during test execution and </text:span><text:span text:style-name="T4">Manage</text:span><text:span text:style-name="T9"> log file using </text:span><text:span text:style-name="T4">log4j</text:span><text:span text:style-name="T9"> and generated </text:span><text:span text:style-name="T4">Extent Report</text:span><text:span text:style-name="T9"> for automation project.</text:span></text:p>
        </text:list-item>
        <text:list-item>
          <text:p text:style-name="P20"><text:span text:style-name="T9">Involve in </text:span><text:span text:style-name="T4">defect review</text:span><text:span text:style-name="T9"> and </text:span><text:span text:style-name="T4">triage meetings</text:span><text:span text:style-name="T9"> to help to resolve the defects and </text:span><text:span text:style-name="T4">raised defects</text:span><text:span text:style-name="T9"> in </text:span><text:span text:style-name="T4">Jira</text:span><text:span text:style-name="T9">.</text:span></text:p>
        </text:list-item>
        <text:list-item>
          <text:p text:style-name="P20"><text:span text:style-name="None"><text:span text:style-name="T4">Update</text:span></text:span><text:span text:style-name="None"><text:span text:style-name="T9"> and </text:span></text:span><text:span text:style-name="None"><text:span text:style-name="T4">maintain</text:span></text:span><text:span text:style-name="None"><text:span text:style-name="T9"> automation </text:span></text:span><text:span text:style-name="None"><text:span text:style-name="T4">framework</text:span></text:span><text:span text:style-name="None"><text:span text:style-name="T9"> and automation repository in </text:span></text:span><text:span text:style-name="None"><text:span text:style-name="T4">Github</text:span></text:span><text:span text:style-name="None"><text:span text:style-name="T9">.</text:span></text:span></text:p>
        </text:list-item>
      </text:list>
      <text:p text:style-name="P4"><text:span text:style-name="None"><text:span text:style-name="T8"/></text:span></text:p>
      <text:p text:style-name="P9"><text:span text:style-name="None"><text:span text:style-name="T11">BitTech Consulting Corp.<text:tab/></text:span></text:span></text:p>
      <text:p text:style-name="P9"><text:span text:style-name="None"><text:span text:style-name="T25">QA Engineer </text:span></text:span><text:span text:style-name="None"><text:span text:style-name="T22">|</text:span></text:span><text:span text:style-name="None"><text:span text:style-name="T25"> client: </text:span></text:span><text:span text:style-name="None"><text:span text:style-name="T22">Ladder financial inc</text:span></text:span><text:span text:style-name="None"><text:span text:style-name="T27"><text:tab/>September 2017 - </text:span></text:span><text:span text:style-name="None"><text:span text:style-name="T25">August 2019</text:span></text:span></text:p>
      <text:list xml:id="list151251380429910" text:continue-numbering="true" text:style-name="WWNum1">
        <text:list-item>
          <text:p text:style-name="P20"><text:span text:style-name="None"><text:span text:style-name="T9">Involved creating </text:span></text:span><text:span text:style-name="None"><text:span text:style-name="T4">Test Plan, User Case, Test Cases</text:span></text:span><text:span text:style-name="None"><text:span text:style-name="T9"> after a thorough analysis of the business requirement.</text:span></text:span></text:p>
        </text:list-item>
        <text:list-item>
          <text:p text:style-name="P20"><text:span text:style-name="None"><text:span text:style-name="T9">Participated in technical </text:span></text:span><text:span text:style-name="None"><text:span text:style-name="T4">status review</text:span></text:span><text:span text:style-name="None"><text:span text:style-name="T9">, and </text:span></text:span><text:span text:style-name="None"><text:span text:style-name="T4">release</text:span></text:span><text:span text:style-name="None"><text:span text:style-name="T9"> and </text:span></text:span><text:span text:style-name="None"><text:span text:style-name="T4">production meetings</text:span></text:span><text:span text:style-name="None"><text:span text:style-name="T9">.</text:span></text:span></text:p>
        </text:list-item>
        <text:list-item>
          <text:p text:style-name="P20"><text:span text:style-name="None"><text:span text:style-name="T9">Wrote automated scripts for </text:span></text:span><text:span text:style-name="None"><text:span text:style-name="T4">functional, regression, sanity, and integration testing</text:span></text:span><text:span text:style-name="None"><text:span text:style-name="T9"> using </text:span></text:span><text:span text:style-name="None"><text:span text:style-name="T4">Java</text:span></text:span><text:span text:style-name="None"><text:span text:style-name="T9"> and </text:span></text:span><text:span text:style-name="None"><text:span text:style-name="T4">Selenium WebDriver</text:span></text:span><text:span text:style-name="None"><text:span text:style-name="T9"> in </text:span></text:span><text:span text:style-name="None"><text:span text:style-name="T4">BDD/Cucumber</text:span></text:span><text:span text:style-name="None"><text:span text:style-name="T9"> framework along with</text:span></text:span><text:span text:style-name="None"><text:span text:style-name="T4"> Page Object Pattern/PageFactory</text:span></text:span><text:span text:style-name="None"><text:span text:style-name="T9">.</text:span></text:span></text:p>
        </text:list-item>
        <text:list-item>
          <text:p text:style-name="P20"><text:span text:style-name="None"><text:span text:style-name="T9">Responsible for </text:span></text:span><text:span text:style-name="None"><text:span text:style-name="T4">Cross-browser</text:span></text:span><text:span text:style-name="None"><text:span text:style-name="T9"> testing and running the automation script in </text:span></text:span><text:span text:style-name="None"><text:span text:style-name="T4">parallel</text:span></text:span><text:span text:style-name="None"><text:span text:style-name="T9"> using </text:span></text:span><text:span text:style-name="None"><text:span text:style-name="T4">Jenkins</text:span></text:span><text:span text:style-name="None"><text:span text:style-name="T9"> and </text:span></text:span><text:span text:style-name="None"><text:span text:style-name="T4">Docker</text:span></text:span><text:span text:style-name="None"><text:span text:style-name="T9">..</text:span></text:span></text:p>
        </text:list-item>
        <text:list-item>
          <text:p text:style-name="P20"><text:span text:style-name="None"><text:span text:style-name="T4">Maintaining</text:span></text:span><text:span text:style-name="None"><text:span text:style-name="T9"> the Selenium scripts in GIT </text:span></text:span><text:span text:style-name="None"><text:span text:style-name="T4">repository</text:span></text:span><text:span text:style-name="None"><text:span text:style-name="T9"> and ran in </text:span></text:span><text:span text:style-name="None"><text:span text:style-name="T4">Jenkins nightly basis</text:span></text:span><text:span text:style-name="None"><text:span text:style-name="T9">.</text:span></text:span></text:p>
        </text:list-item>
        <text:list-item>
          <text:p text:style-name="P20"><text:span text:style-name="None"><text:span text:style-name="T9">Expertise in Project Management tools like </text:span></text:span><text:span text:style-name="None"><text:span text:style-name="T4">Jira</text:span></text:span><text:span text:style-name="None"><text:span text:style-name="T9"> to </text:span></text:span><text:span text:style-name="None"><text:span text:style-name="T4">prioritize, classify bugs and tracked defects</text:span></text:span><text:span text:style-name="None"><text:span text:style-name="T9">.</text:span></text:span></text:p>
        </text:list-item>
        <text:list-item>
          <text:p text:style-name="P20"><text:span text:style-name="None"><text:span text:style-name="T9">Successfully Completed User Acceptance Testing </text:span></text:span><text:span text:style-name="None"><text:span text:style-name="T4">(UAT)</text:span></text:span><text:span text:style-name="None"><text:span text:style-name="T9"> on each release of the project with the help of end user requirements.</text:span></text:span></text:p>
        </text:list-item>
        <text:list-item>
          <text:p text:style-name="P20"><text:soft-page-break/><text:span text:style-name="None"><text:span text:style-name="T9">Worked on </text:span></text:span><text:span text:style-name="None"><text:span text:style-name="T4">agile methodology</text:span></text:span><text:span text:style-name="None"><text:span text:style-name="T9"> and attended all meetings and provided </text:span></text:span><text:span text:style-name="None"><text:span text:style-name="T4">weekly report</text:span></text:span><text:span text:style-name="None"><text:span text:style-name="T9"> and </text:span></text:span><text:span text:style-name="None"><text:span text:style-name="T4">automation report</text:span></text:span><text:span text:style-name="None"><text:span text:style-name="T9"> to lead.</text:span></text:span></text:p>
        </text:list-item>
      </text:list>
      <text:p text:style-name="P3"><text:span text:style-name="None"><text:span text:style-name="T8"/></text:span></text:p>
      <text:p text:style-name="P9"><text:span text:style-name="None"><text:span text:style-name="T11">BitTech Consulting Corp.</text:span></text:span><text:span text:style-name="None"><text:span text:style-name="T4"><text:tab/></text:span></text:span></text:p>
      <text:p text:style-name="P9"><text:span text:style-name="None"><text:span text:style-name="T25">QA Analyst <text:s/></text:span></text:span><text:span text:style-name="None"><text:span text:style-name="T22">|</text:span></text:span><text:span text:style-name="None"><text:span text:style-name="T25"> client: </text:span></text:span><text:span text:style-name="None"><text:span text:style-name="T22">Revolut Ltd</text:span></text:span><text:span text:style-name="None"><text:span text:style-name="T27"><text:tab/>September 2016 - </text:span></text:span><text:span text:style-name="None"><text:span text:style-name="T25">August 2017</text:span></text:span></text:p>
      <text:list xml:id="list2757816552" text:style-name="WWNum2">
        <text:list-item>
          <text:p text:style-name="P17"><text:span text:style-name="None"><text:span text:style-name="T9">Worked in Agile Scrum Environment and attended all agile meetings and Participated in all phases of the Software Testing Life Cycle (STLC).</text:span></text:span></text:p>
        </text:list-item>
        <text:list-item>
          <text:p text:style-name="P17"><text:span text:style-name="None"><text:span text:style-name="T9">Developed Test Data, Test scenarios, Test cases, Test Scripts and Traceability Matrix.</text:span></text:span></text:p>
        </text:list-item>
        <text:list-item>
          <text:p text:style-name="P17"><text:span text:style-name="None"><text:span text:style-name="T9">Performed cross browser and platform testing manually.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Sans" svg:font-family="'PT Sans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Arial Unicode MS1" style:font-family-asian="'Arial Unicode MS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er_20__26__20_Footer" style:display-name="Header &amp; Footer" style:family="paragraph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>
        <style:tab-stops>
          <style:tab-stop style:position="6.2638in" style:type="right"/>
        </style:tab-stops>
      </style:paragraph-properties>
      <style:text-properties fo:color="#000000" loext:opacity="100%" style:font-name="Helvetica Neue" fo:font-family="'Helvetica Neue'" style:font-family-generic="roman" style:font-pitch="variable" fo:font-size="12pt" fo:language="en" fo:country="US" style:letter-kerning="false" style:font-name-asian="Arial Unicode MS1" style:font-family-asian="'Arial Unicode MS'" style:font-family-generic-asian="system" style:font-pitch-asian="variable" style:font-size-asian="12pt" style:language-asian="en" style:country-asian="US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Body_20_A" style:display-name="Body A" style:family="paragraph">
      <style:paragraph-properties fo:margin-top="0in" fo:margin-bottom="0in" style:contextual-spacing="false" fo:text-align="start" style:justify-single-word="false" fo:orphans="2" fo:widows="2" fo:hyphenation-ladder-count="no-limit" style:punctuation-wrap="hanging" style:writing-mode="lr-tb"/>
      <style:text-properties fo:color="#000000" loext:opacity="100%" style:font-name="Calibri" fo:font-family="Calibri" style:font-family-generic="roman" style:font-pitch="variable" fo:font-size="12pt" fo:language="en" fo:country="US" style:text-underline-style="none" style:letter-kerning="false" style:font-name-asian="Arial Unicode MS1" style:font-family-asian="'Arial Unicode MS'" style:font-family-generic-asian="system" style:font-pitch-asian="variable" style:font-size-asian="12pt" style:language-asian="en" style:country-asian="US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style:punctuation-wrap="hanging" style:writing-mode="lr-tb"/>
      <style:text-properties fo:color="#000000" loext:opacity="100%" style:font-name="Calibri" fo:font-family="Calibri" style:font-family-generic="roman" style:font-pitch="variable" fo:font-size="12pt" fo:language="en" fo:country="US" style:text-underline-style="none" style:letter-kerning="false" style:font-name-asian="Arial Unicode MS1" style:font-family-asian="'Arial Unicode MS'" style:font-family-generic-asian="system" style:font-pitch-asian="variable" style:font-size-asian="12pt" style:language-asian="en" style:country-asian="US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" style:family="paragraph">
      <style:paragraph-properties fo:margin-top="0in" fo:margin-bottom="0in" style:contextual-spacing="false" fo:text-align="start" style:justify-single-word="false" fo:orphans="0" fo:widows="0" fo:hyphenation-ladder-count="no-limit" style:punctuation-wrap="hanging" style:writing-mode="lr-tb"/>
      <style:text-properties fo:color="#000000" loext:opacity="100%" style:font-name="PT Sans" fo:font-family="'PT Sans'" style:font-family-generic="roman" style:font-pitch="variable" fo:font-size="12pt" fo:language="en" fo:country="US" style:letter-kerning="false" style:font-name-asian="Arial Unicode MS1" style:font-family-asian="'Arial Unicode MS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ff" loext:opacity="100%" style:text-outline="false" style:font-name="Times New Roman" fo:font-family="'Times New Roman'" style:font-family-generic="roman" style:font-pitch="variable" style:text-underline-style="solid" style:text-underline-width="auto" style:text-underline-color="#0000ff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yperlink.1" style:family="text" style:parent-style-name="None">
      <style:text-properties fo:color="#0000ff" loext:opacity="100%" style:text-outline="false" style:font-name="Times New Roman" fo:font-family="'Times New Roman'" style:font-family-generic="roman" style:font-pitch="variable" fo:font-size="11pt" fo:language="en" fo:country="US" style:text-underline-style="solid" style:text-underline-width="auto" style:text-underline-color="#0000ff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font-style="normal" fo:font-weight="normal" style:letter-kerning="false" style:font-size-asian="10pt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" style:display-name="Imported Style 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2" style:display-name="Imported Style 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3" style:display-name="Imported Style 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·" style:num-suffix="·" text:bullet-char="·">
        <style:list-level-properties text:list-level-position-and-space-mode="label-alignment">
          <style:list-level-label-alignment text:label-followed-by="listtab" text:list-tab-stop-position="7.4862in" fo:text-indent="-0.25in" fo:margin-left="0.3126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7.4862in" fo:text-indent="-0.25in" fo:margin-left="0.8126in"/>
        </style:list-level-properties>
        <style:text-properties fo:font-family="'Arial Unicode MS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4862in" fo:text-indent="-0.25in" fo:margin-left="1.3126in"/>
        </style:list-level-properties>
        <style:text-properties fo:font-family="'Arial Unicode MS'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listtab" text:list-tab-stop-position="7.4862in" fo:text-indent="-0.25in" fo:margin-left="1.8126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4862in" fo:text-indent="-0.25in" fo:margin-left="2.3126in"/>
        </style:list-level-properties>
        <style:text-properties fo:font-family="'Arial Unicode MS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4862in" fo:text-indent="-0.25in" fo:margin-left="2.8126in"/>
        </style:list-level-properties>
        <style:text-properties fo:font-family="'Arial Unicode MS'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listtab" text:list-tab-stop-position="7.4862in" fo:text-indent="-0.25in" fo:margin-left="3.3126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7.4862in" fo:text-indent="-0.25in" fo:margin-left="3.8126in"/>
        </style:list-level-properties>
        <style:text-properties fo:font-family="'Arial Unicode MS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4862in" fo:text-indent="-0.25in" fo:margin-left="4.3126in"/>
        </style:list-level-properties>
        <style:text-properties fo:font-family="'Arial Unicode M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text:list-tab-stop-position="7.4862in" fo:text-indent="-0.25in" fo:margin-left="0.2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7.4862in" fo:text-indent="-0.25in" fo:margin-left="0.75in"/>
        </style:list-level-properties>
        <style:text-properties fo:font-family="'Arial Unicode MS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4862in" fo:text-indent="-0.25in" fo:margin-left="1.25in"/>
        </style:list-level-properties>
        <style:text-properties fo:font-family="'Arial Unicode M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text:list-tab-stop-position="7.4862in" fo:text-indent="-0.25in" fo:margin-left="1.75in"/>
        </style:list-level-properties>
        <style:text-properties fo:font-family="'Arial Unicode M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7.4862in" fo:text-indent="-0.25in" fo:margin-left="2.25in"/>
        </style:list-level-properties>
        <style:text-properties fo:font-family="'Arial Unicode M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4862in" fo:text-indent="-0.25in" fo:margin-left="2.75in"/>
        </style:list-level-properties>
        <style:text-properties fo:font-family="'Arial Unicode M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text:list-tab-stop-position="7.4862in" fo:text-indent="-0.25in" fo:margin-left="3.25in"/>
        </style:list-level-properties>
        <style:text-properties fo:font-family="'Arial Unicode M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7.4862in" fo:text-indent="-0.25in" fo:margin-left="3.75in"/>
        </style:list-level-properties>
        <style:text-properties fo:font-family="'Arial Unicode M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4862in" fo:text-indent="-0.25in" fo:margin-left="4.25in"/>
        </style:list-level-properties>
        <style:text-properties fo:font-family="'Arial Unicode M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00:51:00</meta:creation-date>
    <meta:initial-creator>sheikh islam</meta:initial-creator>
    <meta:keyword>DAEyYUDqn7c</meta:keyword>
    <meta:keyword>BAEyTuUAXhE</meta:keyword>
    <dc:language>en-US</dc:language>
    <dc:date>2023-09-25T15:12:50.949000000</dc:date>
    <meta:editing-cycles>25</meta:editing-cycles>
    <dc:title>SHEIKH SYFUL ISLAM</dc:title>
    <meta:editing-duration>PT1H23M</meta:editing-duration>
    <meta:generator>LibreOffice/7.3.0.3$Windows_X86_64 LibreOffice_project/0f246aa12d0eee4a0f7adcefbf7c878fc2238db3</meta:generator>
    <meta:document-statistic meta:table-count="1" meta:image-count="0" meta:object-count="0" meta:page-count="3" meta:paragraph-count="93" meta:word-count="1026" meta:character-count="6879" meta:non-whitespace-character-count="5975"/>
    <meta:user-defined meta:name="AppVersion">15.0000</meta:user-defined>
    <meta:template xlink:type="simple" xlink:actuate="onRequest" xlink:title="Normal" xlink:href=""/>
  </office:meta>
</office:document-meta>
</file>